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69619" officeooo:paragraph-rsid="00069619"/>
    </style:style>
    <style:style style:name="P2" style:family="paragraph" style:parent-style-name="Standard">
      <style:text-properties officeooo:rsid="00069619" officeooo:paragraph-rsid="001c8ce1"/>
    </style:style>
    <style:style style:name="P3" style:family="paragraph" style:parent-style-name="Standard">
      <style:text-properties officeooo:rsid="000884b9" officeooo:paragraph-rsid="000884b9"/>
    </style:style>
    <style:style style:name="P4" style:family="paragraph" style:parent-style-name="Standard">
      <style:text-properties officeooo:rsid="0018aaa6" officeooo:paragraph-rsid="0018aaa6"/>
    </style:style>
    <style:style style:name="P5" style:family="paragraph" style:parent-style-name="Standard">
      <style:text-properties officeooo:rsid="001c8ce1" officeooo:paragraph-rsid="001c8ce1"/>
    </style:style>
    <style:style style:name="P6" style:family="paragraph" style:parent-style-name="Standard">
      <style:text-properties officeooo:rsid="002092f8" officeooo:paragraph-rsid="002092f8"/>
    </style:style>
    <style:style style:name="P7" style:family="paragraph" style:parent-style-name="Standard">
      <style:text-properties officeooo:rsid="00229812" officeooo:paragraph-rsid="001c8ce1"/>
    </style:style>
    <style:style style:name="P8" style:family="paragraph" style:parent-style-name="Standard">
      <style:text-properties officeooo:rsid="0022e677" officeooo:paragraph-rsid="0022e677"/>
    </style:style>
    <style:style style:name="P9" style:family="paragraph" style:parent-style-name="Standard">
      <style:text-properties officeooo:rsid="0024c185" officeooo:paragraph-rsid="0024c185"/>
    </style:style>
    <style:style style:name="P10" style:family="paragraph" style:parent-style-name="Standard">
      <style:text-properties officeooo:rsid="00285ce4" officeooo:paragraph-rsid="00285ce4"/>
    </style:style>
    <style:style style:name="P11" style:family="paragraph" style:parent-style-name="Standard">
      <style:text-properties officeooo:rsid="00361172" officeooo:paragraph-rsid="00361172"/>
    </style:style>
    <style:style style:name="P12" style:family="paragraph" style:parent-style-name="Standard">
      <style:text-properties officeooo:rsid="0038def4" officeooo:paragraph-rsid="0038def4"/>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officeooo:rsid="0008f9e4"/>
    </style:style>
    <style:style style:name="T4" style:family="text">
      <style:text-properties officeooo:rsid="000b250e"/>
    </style:style>
    <style:style style:name="T5" style:family="text">
      <style:text-properties officeooo:rsid="000cd462"/>
    </style:style>
    <style:style style:name="T6" style:family="text">
      <style:text-properties officeooo:rsid="000f7ecf"/>
    </style:style>
    <style:style style:name="T7" style:family="text">
      <style:text-properties officeooo:rsid="00100cce"/>
    </style:style>
    <style:style style:name="T8" style:family="text">
      <style:text-properties officeooo:rsid="00105814"/>
    </style:style>
    <style:style style:name="T9" style:family="text">
      <style:text-properties officeooo:rsid="00118dd8"/>
    </style:style>
    <style:style style:name="T10" style:family="text">
      <style:text-properties officeooo:rsid="00130008"/>
    </style:style>
    <style:style style:name="T11" style:family="text">
      <style:text-properties officeooo:rsid="001330a2"/>
    </style:style>
    <style:style style:name="T12" style:family="text">
      <style:text-properties officeooo:rsid="0013f758"/>
    </style:style>
    <style:style style:name="T13" style:family="text">
      <style:text-properties officeooo:rsid="00141747"/>
    </style:style>
    <style:style style:name="T14" style:family="text">
      <style:text-properties officeooo:rsid="00148957"/>
    </style:style>
    <style:style style:name="T15" style:family="text">
      <style:text-properties officeooo:rsid="001676d4"/>
    </style:style>
    <style:style style:name="T16" style:family="text">
      <style:text-properties officeooo:rsid="001a70ef"/>
    </style:style>
    <style:style style:name="T17" style:family="text">
      <style:text-properties officeooo:rsid="001e55db"/>
    </style:style>
    <style:style style:name="T18" style:family="text">
      <style:text-properties officeooo:rsid="001ec011"/>
    </style:style>
    <style:style style:name="T19" style:family="text">
      <style:text-properties officeooo:rsid="00233881"/>
    </style:style>
    <style:style style:name="T20" style:family="text">
      <style:text-properties officeooo:rsid="00242fc8"/>
    </style:style>
    <style:style style:name="T21" style:family="text">
      <style:text-properties officeooo:rsid="0029efcb"/>
    </style:style>
    <style:style style:name="T22" style:family="text">
      <style:text-properties officeooo:rsid="002b034c"/>
    </style:style>
    <style:style style:name="T23" style:family="text">
      <style:text-properties officeooo:rsid="002ba18a"/>
    </style:style>
    <style:style style:name="T24" style:family="text">
      <style:text-properties officeooo:rsid="002d20b7"/>
    </style:style>
    <style:style style:name="T25" style:family="text">
      <style:text-properties officeooo:rsid="002ed4d8"/>
    </style:style>
    <style:style style:name="T26" style:family="text">
      <style:text-properties officeooo:rsid="002f589d"/>
    </style:style>
    <style:style style:name="T27" style:family="text">
      <style:text-properties officeooo:rsid="003129c4"/>
    </style:style>
    <style:style style:name="T28" style:family="text">
      <style:text-properties officeooo:rsid="0032a51a"/>
    </style:style>
    <style:style style:name="T29" style:family="text">
      <style:text-properties officeooo:rsid="0032edf5"/>
    </style:style>
    <style:style style:name="T30" style:family="text">
      <style:text-properties officeooo:rsid="003424be"/>
    </style:style>
    <style:style style:name="T31" style:family="text">
      <style:text-properties officeooo:rsid="0035b823"/>
    </style:style>
    <style:style style:name="T32" style:family="text">
      <style:text-properties officeooo:rsid="0037cf2f"/>
    </style:style>
    <style:style style:name="T33" style:family="text">
      <style:text-properties officeooo:rsid="003a38d5"/>
    </style:style>
    <style:style style:name="T34" style:family="text">
      <style:text-properties officeooo:rsid="003b6c99"/>
    </style:style>
    <style:style style:name="T35" style:family="text">
      <style:text-properties officeooo:rsid="003b7a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n°2 Archi </text:p>
      <text:p text:style-name="P1">Codename = <text:span text:style-name="T1">M</text:span>alevolent <text:span text:style-name="T1">E</text:span>vident <text:span text:style-name="T2">D</text:span>isruptor <text:span text:style-name="T2">I</text:span>ntellect <text:span text:style-name="T2">C</text:span>ontroller</text:p>
      <text:p text:style-name="P1"/>
      <text:p text:style-name="P1"/>
      <text:p text:style-name="P1">1) Description des choix d’hébergement possible</text:p>
      <text:p text:style-name="P1"/>
      <text:p text:style-name="P1">1.1) Choisir un hébergeur Web</text:p>
      <text:p text:style-name="P1"/>
      <text:p text:style-name="P1">Un hébergeur web est un prestataire permettant de rendre accessible un site web à tous. Il le fait en alouant un espace pour le site sur un serveur connecté à Internet. </text:p>
      <text:p text:style-name="P3">Il existe plusieurs types d’hébergements Web, qui sont les suivant :</text:p>
      <text:p text:style-name="P3"/>
      <text:p text:style-name="P3">- L’hébergement mutualisé consiste à louer une partie de l’espace de stockage d’un serveur à plusieurs sites en même temps. Cela permet d’avoir des prix plus bas au détriment des performance du site. Les performances sont à prendre en compte car, les ressources étant partagées entre plusieurs sites, le site ne pourra pas faire fonctionner correctement des applications gourmandes. <text:span text:style-name="T4">Il est aussi important de noter qu’il est rarement possible de pouvoir configurer le serveur à ses besoins. </text:span><text:span text:style-name="T7">La sécurité du site est aussi limitée, car une attaque réussi sur l’un des autres sites pourrait compromettre les autres.</text:span></text:p>
      <text:p text:style-name="P3"/>
      <text:p text:style-name="P3">- <text:span text:style-name="T3">L’hébergement dédié consiste à louer un serveur entier à un unique site, ce site sera le seul à utiliser le serveur. </text:span><text:span text:style-name="T5">L’avant</text:span><text:span text:style-name="T6">age est que le site Web pourra utiliser des applications plus gourmandes en ressources, car toutes les ressources du serveur seront à la disposition du site. </text:span><text:span text:style-name="T7">De plus, </text:span><text:span text:style-name="T8">la sécurité sera plus élevée </text:span><text:span text:style-name="T9">que sur l’hébergement mutualisé car le serveur sera plus configurable et il n’y aura que le site sur le serveur. </text:span><text:span text:style-name="T10">Cependant, ce type d’hébergement coute plus cher et nécessite des connaissances techniques poussées pour bien configurer le serveur.</text:span></text:p>
      <text:p text:style-name="P3"/>
      <text:p text:style-name="P3">- <text:span text:style-name="T25">L’hébergement VPS </text:span><text:span text:style-name="T28">consiste à virtualiser le serveur et à le diviser en plusieurs sous-serveurs virtuels. Cela permet à chaque site de </text:span><text:span text:style-name="T29">fonctionner sur un partie du serveur qui lui est aloué à lui seul. Cela permet donc d'améliorer la sécurité du site et du serveur, car seule les sous-serveurs seront compromis dans le cas d’une attaque. </text:span><text:span text:style-name="T30">Il permet aussi de configurer et gérer assez facilement son sous-serveur. </text:span><text:span text:style-name="T31">Les prix sont aussi assez abordable, avec un bon rapport qualité/prix.</text:span></text:p>
      <text:p text:style-name="P3"/>
      <text:p text:style-name="P3">- <text:span text:style-name="T11">L’hébergement Scalable </text:span><text:span text:style-name="T12">consiste à faire fonctionner le site Web sur un groupe de serveurs reliés entre eux. </text:span><text:span text:style-name="T13">Cela permet d’assurer la connexion au site, même quand le nombre de visiteurs est important. </text:span><text:span text:style-name="T14">La performance du groupe est donc plus élevée car, si il manque des ressources pour une raison quelconque, un serveur pourra être rajouté pour augmenter les performances. De plus, si un serveur cesse de fonctionner, les autres permettront au site de continuer de fonctionner. </text:span><text:span text:style-name="T15">Le prix de ce service varie en fonction des ressources utilisés par le site.</text:span></text:p>
      <text:p text:style-name="P3"/>
      <text:p text:style-name="P4">Le service d’hébergement d’Heroku (heroku.com) permet d’héberger son site grâce à un hébergement <text:span text:style-name="T25">VPS</text:span> qui coute de 0 € à plus de 250 € selon la nature et la taille du projet à héberger. <text:span text:style-name="T16">Les entreprises doivent passer un devis avec l’hébergeur pour obtenir un tarif.</text:span></text:p>
      <text:p text:style-name="P5">L’hébergement proposé est un hébergement <text:span text:style-name="T26">VPS</text:span>, qui consiste à faire fonctionner le site sur une machine virtuelle crée sur le serveur <text:span text:style-name="T17">de l’hébergeur</text:span>. <text:span text:style-name="T18">Il y aussi la possibilité de faire fonctionner le site sur plusieurs machine</text:span><text:span text:style-name="T27">s</text:span><text:span text:style-name="T18"> virtuelle</text:span><text:span text:style-name="T27">s</text:span><text:span text:style-name="T18">, selon les besoins du site.</text:span></text:p>
      <text:p text:style-name="P5"/>
      <text:p text:style-name="P5"/>
      <text:p text:style-name="P6">1.2) Virtualiser son serveur</text:p>
      <text:p text:style-name="P7"/>
      <text:p text:style-name="P8"><text:soft-page-break/>Virtualiser un serveur consiste <text:span text:style-name="T19">utiliser les ressources de la machine, non pas pour faire fonctionner le site, mais pour faire fonctionner plusieurs systèmes d’exploitation simultanément. Ces SE agiront <text:s/>alors comme des machines physiques et pourront alors faire fonctionner </text:span><text:span text:style-name="T20">des</text:span><text:span text:style-name="T19"> site</text:span><text:span text:style-name="T20">s</text:span><text:span text:style-name="T19">.</text:span></text:p>
      <text:p text:style-name="P9">Un hyperviseur est utilisé pour créer les machines virtuelles et répartir les ressources du serveur.</text:p>
      <text:p text:style-name="P10">Virtualiser un serveur permet de réduire les coûts pour le maintenir. <text:span text:style-name="T21">C</text:span>ela permet aussi de gérer les mises à jours systèmes plus facilement, <text:span text:style-name="T21">ainsi que de rendre les migrations des machines virtuelles plus simple. </text:span><text:span text:style-name="T22">La virtualisation permet aussi d’améliorer la sécurité du serveur car, en cas d’attaque malveillante, ce sera les machines virtuelles et non pas le serveur qui seront compromise</text:span><text:span text:style-name="T23">s. </text:span><text:span text:style-name="T24">La sauvegarde de donnée y est aussi plus simple.</text:span></text:p>
      <text:p text:style-name="P10"/>
      <text:p text:style-name="P11">La virtualisation au sens machine virtuelle fait que la machine virtuelle possède un système d’exploitation qui lui est propre, ainsi que des pilotes et des bibliothèques. <text:span text:style-name="T32">Le problème est donc qu’il y a des doublons lors de la virtualisation. Par exemple, si on a 5 machines virtuelles, on a 5 fois le même système d’exploitation installé.</text:span></text:p>
      <text:p text:style-name="P12">La conteneurisation <text:span text:style-name="T33">consiste à régler ce problème en faisant en sorte, avec l’hyperviseur, d’avoir un unique système d’exploitation sur le serveur qui sera par la suite utilisé par tout</text:span><text:span text:style-name="T34">e les machines virtuelles du serveur. </text:span><text:span text:style-name="T35">Cette approche permet donc d’éviter un gaspillage de ressources en ayant plusieurs systèmes d’exploitation.</text:span></text:p>
      <text:p text:style-name="P10"/>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08:51:38.891908212</meta:creation-date>
    <dc:date>2022-04-01T10:08:50.881433464</dc:date>
    <meta:editing-duration>PT1H16M49S</meta:editing-duration>
    <meta:editing-cycles>51</meta:editing-cycles>
    <meta:generator>LibreOffice/7.0.4.2$Linux_X86_64 LibreOffice_project/00$Build-2</meta:generator>
    <meta:document-statistic meta:table-count="0" meta:image-count="0" meta:object-count="0" meta:page-count="2" meta:paragraph-count="18" meta:word-count="744" meta:character-count="4660" meta:non-whitespace-character-count="3931"/>
  </office:meta>
</office:document-meta>
</file>